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390000002F68B743EE.png"/>
  <manifest:file-entry manifest:media-type="image/jpeg" manifest:full-path="Pictures/100000000000026900000192B22D7B34.jpg"/>
  <manifest:file-entry manifest:media-type="image/png" manifest:full-path="Pictures/100000000000000800000008DD0ADA29.png"/>
  <manifest:file-entry manifest:media-type="image/png" manifest:full-path="Pictures/10000000000003200000025830674EDA.png"/>
  <manifest:file-entry manifest:media-type="image/png" manifest:full-path="Pictures/1000000000000400000003003950A00D.png"/>
  <manifest:file-entry manifest:media-type="image/png" manifest:full-path="Pictures/1000000000000238000001AE677C1A8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-notes">
      <style:graphic-properties draw:fill-color="#ffffff" draw:auto-grow-height="true" fo:min-height="13.364cm"/>
    </style:style>
    <style:style style:name="pr2" style:family="presentation" style:parent-style-name="forest-title">
      <style:graphic-properties draw:auto-grow-height="true" fo:min-height="2.843cm"/>
    </style:style>
    <style:style style:name="pr3" style:family="presentation" style:parent-style-name="forest-outline1">
      <style:graphic-properties svg:stroke-color="#333333" draw:fill="none" draw:fill-color="#e6e6e6" draw:fill-gradient-name="Gradient_20_1" draw:fill-image-name="Empty" fo:min-height="13.86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9.073cm"/>
    </style:style>
    <style:style style:name="pr6" style:family="presentation" style:parent-style-name="fores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20.877cm" svg:x="0cm" svg:y="0.123cm">
          <draw:image xlink:href="Pictures/1000000000000238000001AE677C1A84.png" xlink:type="simple" xlink:show="embed" xlink:actuate="onLoad">
            <text:p/>
          </draw:image>
        </draw:frame>
        <draw:frame draw:style-name="gr1" draw:text-style-name="P1" draw:layer="layout" svg:width="3.08cm" svg:height="2.539cm" svg:x="0.5cm" svg:y="17.961cm">
          <draw:image xlink:href="Pictures/10000201000000390000002F68B743E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 xml:id="id2" draw:id="id2">
        <office:forms form:automatic-focus="false" form:apply-design-mode="false"/>
        <draw:frame presentation:style-name="pr2" draw:text-style-name="P2" draw:layer="layout" svg:width="24.5cm" svg:height="2.843cm" svg:x="1.5cm" svg:y="1.5cm" presentation:class="title">
          <draw:text-box>
            <text:p><text:span text:style-name="T1">Problema:</text:span></text:p>
          </draw:text-box>
        </draw:frame>
        <draw:frame presentation:style-name="pr3" draw:text-style-name="P2" draw:layer="layout" svg:width="25.199cm" svg:height="13.86cm" svg:x="1.5cm" svg:y="3.6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Detector de Jogada de Pocker </text:span></text:p>
                <text:p><text:span text:style-name="T1"/></text:p>
                <text:p><text:span text:style-name="T1">2012/06/06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2T1" xml:id="id3" draw:id="id3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Desafio!</text:p>
          </draw:text-box>
        </draw:frame>
        <draw:frame presentation:style-name="pr5" draw:layer="layout" svg:width="24.5cm" svg:height="19.073cm" svg:x="1.5cm" svg:y="4.914cm" presentation:class="outline">
          <draw:text-box>
            <text:list text:style-name="L2">
              <text:list-item>
                <text:p>O desafio consiste em informar um conjunto de 5 cartas para o detector que deverá identificar a maior jogada possível com aquele conjunto e retornar o nome da jogada.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2T1" xml:id="id4" draw:id="id4">
        <office:forms form:automatic-focus="false" form:apply-design-mode="false"/>
        <draw:frame draw:style-name="gr1" draw:text-style-name="P1" draw:layer="layout" svg:width="28cm" svg:height="18.5cm" svg:x="0cm" svg:y="2.5cm">
          <draw:image xlink:href="Pictures/100000000000026900000192B22D7B34.jpg" xlink:type="simple" xlink:show="embed" xlink:actuate="onLoad">
            <text:p/>
          </draw:image>
        </draw:frame>
        <draw:frame presentation:style-name="pr4" draw:layer="layout" svg:width="24.5cm" svg:height="2.843cm" svg:x="1.5cm" svg:y="0.5cm" presentation:class="title" presentation:user-transformed="true">
          <draw:text-box>
            <text:p>Jogadas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fill-image draw:name="forest" xlink:href="Pictures/10000000000003200000025830674ED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urier 10 Pitch'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family="'Courier 10 Pitch'" style:font-pitch="fixed"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family="'Courier 10 Pitch'" style:font-pitch="fixed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family="'Courier 10 Pitch'" style:font-pitch="fixed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fill="solid" draw:fill-color="#000000" draw:textarea-horizontal-align="justify" draw:textarea-vertical-align="middle" draw:auto-grow-height="false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6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forest" style:page-layout-name="PM1" draw:style-name="Mdp2">
      <office:forms form:automatic-focus="false" form:apply-design-mode="false"/>
      <draw:custom-shape presentation:style-name="Mpr4" draw:text-style-name="MP4" draw:layer="backgroundobjects" svg:width="31cm" svg:height="6.5cm" svg:x="-1.5cm" svg:y="-0.5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28cm" svg:height="21cm" svg:x="0cm" svg:y="5.5cm">
        <draw:image xlink:href="Pictures/1000000000000400000003003950A00D.png" xlink:type="simple" xlink:show="embed" xlink:actuate="onLoad">
          <text:p/>
        </draw:image>
      </draw:frame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9.073cm" svg:x="1.5cm" svg:y="4.914cm" presentation:class="outline" presentation:placeholder="true">
        <draw:text-box/>
      </draw:frame>
      <draw:frame presentation:style-name="Mpr5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SERGE REHEM</meta:initial-creator>
    <meta:creation-date>2010-07-05T17:56:49</meta:creation-date>
    <meta:editing-duration>PT21H7M11S</meta:editing-duration>
    <meta:editing-cycles>49</meta:editing-cycles>
    <dc:date>2012-06-06T16:35:59.36</dc:date>
    <meta:generator>LibreOffice/3.4$Win32 LibreOffice_project/340m1$Build-103</meta:generator>
    <meta:document-statistic meta:object-count="49"/>
  </office:meta>
</office:document-meta>
</file>